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fo:font-size="14pt" style:font-size-asian="14pt" style:font-size-complex="14pt"/>
    </style:style>
    <style:style style:name="P3" style:family="paragraph" style:parent-style-name="Standard" style:list-style-name="L2">
      <style:text-properties fo:font-size="14pt" style:font-size-asian="14pt" style:font-size-complex="14pt"/>
    </style:style>
    <style:style style:name="P4" style:family="paragraph" style:parent-style-name="Standard" style:list-style-name="L3">
      <style:text-properties fo:font-size="14pt" style:font-size-asian="14pt" style:font-size-complex="14pt"/>
    </style:style>
    <style:style style:name="P5" style:family="paragraph" style:parent-style-name="Standard" style:list-style-name="L4">
      <style:text-properties fo:font-size="14pt" style:font-size-asian="14pt" style:font-size-complex="14pt"/>
    </style:style>
    <style:style style:name="P6" style:family="paragraph" style:parent-style-name="Standard" style:list-style-name="L5">
      <style:text-properties fo:font-size="14pt" style:font-size-asian="14pt" style:font-size-complex="14pt"/>
    </style:style>
    <style:style style:name="P7" style:family="paragraph" style:parent-style-name="Standard" style:list-style-name="L6">
      <style:text-properties fo:font-size="14pt" style:font-size-asian="14pt" style:font-size-complex="14pt"/>
    </style:style>
    <style:style style:name="P8" style:family="paragraph" style:parent-style-name="Standard" style:list-style-name="L7">
      <style:text-properties fo:font-size="14pt" style:font-size-asian="14pt" style:font-size-complex="14pt"/>
    </style:style>
    <style:style style:name="P9" style:family="paragraph" style:parent-style-name="Standard" style:list-style-name="L8">
      <style:text-properties fo:font-size="14pt" style:font-size-asian="14pt" style:font-size-complex="14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m o baza de date cu numele TEST astfel</text:p>
      <text:list xml:id="list7995270992860912368" text:style-name="L1">
        <text:list-item>
          <text:p text:style-name="P2">create database Test; </text:p>
        </text:list-item>
      </text:list>
      <text:p text:style-name="P1"/>
      <text:p text:style-name="P1">Pentru a o folosi si crea tabele in ea folosim:</text:p>
      <text:list xml:id="list4771319452005534354" text:style-name="L2">
        <text:list-item>
          <text:p text:style-name="P3">use TEST;</text:p>
        </text:list-item>
      </text:list>
      <text:p text:style-name="P1"/>
      <text:p text:style-name="P1">Pentru a crea un tabel si coloanele din el folosim:</text:p>
      <text:list xml:id="list527090090257727812" text:style-name="L3">
        <text:list-item>
          <text:p text:style-name="P4">create table Student(student_id smallint unsigned, student_name varchar(30) NOT NULL, gender char(1) check(gender IN('M', 'F')), constraint student_id_contraint primary key(student_id));</text:p>
          <text:p text:style-name="P4"/>
          <text:p text:style-name="P4">Numele tabelului fa vi Student, unde student_id va fi de tipul smallint pentru ca nu ne asteptam sa avem mai multi de 65000 de studenti intr-o clasa si indexul va fi mereu pozitiv, numele studentului va fi obligatoriu si va contine 30 de caractere, sexul (gender) fa contine un singur caracter M sau F, iar contrangerea va fi ca student_id sa fie cheia primara.</text:p>
        </text:list-item>
      </text:list>
      <text:p text:style-name="P1"/>
      <text:p text:style-name="P1">Pentru a insera o noua inregistrare folosim:</text:p>
      <text:list xml:id="list884516046051038712" text:style-name="L4">
        <text:list-item>
          <text:p text:style-name="P5">insert into Student(student_id, student_name, gender) values(1, 'Joe', 'M');</text:p>
        </text:list-item>
      </text:list>
      <text:p text:style-name="P1"/>
      <text:p text:style-name="P1">Pentru a sterge o inregistrare:</text:p>
      <text:list xml:id="list716668219225454696" text:style-name="L5">
        <text:list-item>
          <text:p text:style-name="P6">delete from Student where gender='M';</text:p>
          <text:p text:style-name="P6">Sterge toate inregistrarile care au valoarea 'M' la gander.</text:p>
        </text:list-item>
      </text:list>
      <text:p text:style-name="P1"/>
      <text:p text:style-name="P1">Pentru a edita o intregistrare:</text:p>
      <text:list xml:id="list7866924398533644557" text:style-name="L6">
        <text:list-item>
          <text:p text:style-name="P7">update Student set student_name='Ana' where student_id=4;</text:p>
          <text:p text:style-name="P7">Modificam numele studentului cu id-ul 4 in Ana.</text:p>
        </text:list-item>
      </text:list>
      <text:p text:style-name="P1"/>
      <text:p text:style-name="P1">Pentru a modifica structura tabelului:</text:p>
      <text:list xml:id="list1109444523554200266" text:style-name="L7">
        <text:list-item>
          <text:p text:style-name="P8">alter table Student add University varchar(20);</text:p>
          <text:p text:style-name="P8">Adaugam o noua coloana denumita University de maxim 20 de caractere</text:p>
        </text:list-item>
      </text:list>
      <text:p text:style-name="P1"/>
      <text:list xml:id="list5703947543525412810" text:style-name="L8">
        <text:list-item>
          <text:p text:style-name="P9">alter table Student drop University</text:p>
          <text:p text:style-name="P9">Stergem coloana University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 </meta:initial-creator>
    <meta:creation-date>2018-06-12T16:59:33</meta:creation-date>
    <meta:generator>OpenOffice/4.1.2$Unix OpenOffice.org_project/412m3$Build-9782</meta:generator>
    <dc:date>2018-06-12T17:36:04</dc:date>
    <dc:creator>Stefan </dc:creator>
    <meta:editing-duration>PT36M32S</meta:editing-duration>
    <meta:editing-cycles>12</meta:editing-cycles>
    <meta:document-statistic meta:table-count="0" meta:image-count="0" meta:object-count="0" meta:page-count="1" meta:paragraph-count="20" meta:word-count="212" meta:character-count="1327"/>
  </office:meta>
</office:document-meta>
</file>